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draw:stroke="none" svg:stroke-width="0.035cm" draw:marker-start-width="0.252cm" draw:marker-end-width="0.252cm" draw:fill="solid" draw:fill-color="#ffffff" draw:shadow="hidden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svg:stroke-opacity="100%" draw:stroke-linejoin="round" svg:stroke-linecap="round" draw:fill="non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width="0.035cm" draw:marker-start-width="0.252cm" draw:marker-end-width="0.252cm" draw:fill="none" draw:textarea-vertical-align="middle" fo:min-height="1.752cm" fo:min-width="2.54cm" fo:padding-top="0.141cm" fo:padding-bottom="0.141cm" fo:padding-left="0.141cm" fo:padding-right="0.141cm"/>
      <style:paragraph-properties style:writing-mode="lr-tb"/>
    </style:style>
    <style:style style:name="gr5" style:family="graphic" style:parent-style-name="standard">
      <style:graphic-properties draw:stroke="none" svg:stroke-width="0.035cm" draw:marker-start-width="0.252cm" draw:marker-end-width="0.252cm" draw:fill="none" draw:textarea-vertical-align="middle" fo:min-height="1.418cm" fo:min-width="2.54cm" fo:padding-top="0.141cm" fo:padding-bottom="0.141cm" fo:padding-left="0.141cm" fo:padding-right="0.141cm"/>
      <style:paragraph-properties style:writing-mode="lr-tb"/>
    </style:style>
    <style:style style:name="gr6" style:family="graphic" style:parent-style-name="standard">
      <style:graphic-properties draw:stroke="solid" svg:stroke-width="0.035cm" svg:stroke-color="#000000" draw:marker-start-width="0.213cm" draw:marker-end-width="0.213cm" svg:stroke-opacity="100%" draw:stroke-linejoin="round" svg:stroke-linecap="round" draw:fill="non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width="0.035cm" draw:marker-start-width="0.252cm" draw:marker-end-width="0.252cm" draw:fill="none" draw:textarea-vertical-align="middle" fo:min-height="1.04cm" fo:min-width="2.54cm" fo:padding-top="0.141cm" fo:padding-bottom="0.141cm" fo:padding-left="0.141cm" fo:padding-right="0.141cm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-width="0.252cm" draw:marker-end="Стили_20_стрелок_20_1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0000" draw:marker-start-width="0.252cm" draw:marker-end="Стили_20_стрелок_20_2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svg:stroke-color="#000000" draw:marker-start-width="0.252cm" draw:marker-end="Стили_20_стрелок_20_3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000000" draw:marker-start-width="0.252cm" draw:marker-end="Стили_20_стрелок_20_4" draw:marker-end-width="0.352cm" draw:fill="none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svg:stroke-color="#000000" draw:marker-start-width="0.252cm" draw:marker-end="Стили_20_стрелок_20_5" draw:marker-end-width="0.352cm" draw:fill="none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35cm" svg:stroke-color="#000000" draw:marker-start-width="0.252cm" draw:marker-end="Стили_20_стрелок_20_6" draw:marker-end-width="0.352cm" draw:fill="none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svg:stroke-width="0.035cm" svg:stroke-color="#000000" draw:marker-start-width="0.252cm" draw:marker-end="Стили_20_стрелок_20_7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fo:color="#000000" loext:opacity="100%" style:font-name="Calibri1" fo:font-size="10pt" style:font-name-asian="Calibri1" style:font-size-asian="10pt" style:font-name-complex="Calibri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Ст�" draw:style-name="dp1" draw:master-page-name="PM0">
        <draw:g draw:style-name="gr1">
          <draw:g>
            <draw:polygon draw:style-name="gr2" draw:text-style-name="P1" draw:layer="layout" svg:width="2.712cm" svg:height="2.034cm" svg:x="16.696cm" svg:y="14.93cm" svg:viewBox="0 0 2713 2035" draw:points="0,2035 2713,2035 2713,0 0,0">
              <text:p/>
            </draw:polygon>
            <draw:polygon draw:style-name="gr3" draw:text-style-name="P2" draw:layer="layout" svg:width="2.712cm" svg:height="2.034cm" svg:x="16.696cm" svg:y="14.93cm" svg:viewBox="0 0 2713 2035" draw:points="0,2035 2713,2035 2713,0 0,0">
              <text:p/>
            </draw:polygon>
          </draw:g>
          <draw:frame draw:style-name="gr4" draw:text-style-name="P4" draw:layer="layout" svg:width="2.712cm" svg:height="2.034cm" svg:x="16.696cm" svg:y="14.93cm">
            <draw:text-box>
              <text:p text:style-name="P3"><text:span text:style-name="T1">Клиент</text:span></text:p>
            </draw:text-box>
          </draw:frame>
        </draw:g>
        <draw:g draw:style-name="gr1" xml:id="id8" draw:id="id8">
          <draw:g>
            <draw:polygon draw:style-name="gr2" draw:text-style-name="P1" draw:layer="layout" svg:width="2.712cm" svg:height="2.034cm" svg:x="12.788cm" svg:y="36.496cm" svg:viewBox="0 0 2713 2035" draw:points="0,2035 2713,2035 2713,0 0,0">
              <text:p/>
            </draw:polygon>
            <draw:polygon draw:style-name="gr3" draw:text-style-name="P2" draw:layer="layout" svg:width="2.712cm" svg:height="2.034cm" svg:x="12.788cm" svg:y="36.496cm" svg:viewBox="0 0 2713 2035" draw:points="0,2035 2713,2035 2713,0 0,0">
              <text:p/>
            </draw:polygon>
          </draw:g>
          <draw:frame draw:style-name="gr4" draw:text-style-name="P4" draw:layer="layout" svg:width="2.712cm" svg:height="2.034cm" svg:x="12.788cm" svg:y="36.496cm">
            <draw:text-box>
              <text:p text:style-name="P3"><text:span text:style-name="T1">База Данных</text:span></text:p>
            </draw:text-box>
          </draw:frame>
        </draw:g>
        <draw:g draw:style-name="gr1" xml:id="id12" draw:id="id12">
          <draw:g>
            <draw:polygon draw:style-name="gr2" draw:text-style-name="P1" draw:layer="layout" svg:width="2.712cm" svg:height="2.034cm" svg:x="5.263cm" svg:y="25.196cm" svg:viewBox="0 0 2713 2035" draw:points="0,2035 2713,2035 2713,0 0,0">
              <text:p/>
            </draw:polygon>
            <draw:polygon draw:style-name="gr3" draw:text-style-name="P2" draw:layer="layout" svg:width="2.712cm" svg:height="2.034cm" svg:x="5.263cm" svg:y="25.196cm" svg:viewBox="0 0 2713 2035" draw:points="0,2035 2713,2035 2713,0 0,0">
              <text:p/>
            </draw:polygon>
          </draw:g>
          <draw:frame draw:style-name="gr4" draw:text-style-name="P4" draw:layer="layout" svg:width="2.712cm" svg:height="2.034cm" svg:x="5.263cm" svg:y="25.196cm">
            <draw:text-box>
              <text:p text:style-name="P3"><text:span text:style-name="T1">Приемщик</text:span></text:p>
            </draw:text-box>
          </draw:frame>
        </draw:g>
        <draw:g draw:style-name="gr1" xml:id="id11" draw:id="id11">
          <draw:g>
            <draw:polygon draw:style-name="gr2" draw:text-style-name="P1" draw:layer="layout" svg:width="2.712cm" svg:height="2.034cm" svg:x="5.288cm" svg:y="36.496cm" svg:viewBox="0 0 2713 2035" draw:points="0,2035 2713,2035 2713,0 0,0">
              <text:p/>
            </draw:polygon>
            <draw:polygon draw:style-name="gr3" draw:text-style-name="P2" draw:layer="layout" svg:width="2.712cm" svg:height="2.034cm" svg:x="5.288cm" svg:y="36.496cm" svg:viewBox="0 0 2713 2035" draw:points="0,2035 2713,2035 2713,0 0,0">
              <text:p/>
            </draw:polygon>
          </draw:g>
          <draw:frame draw:style-name="gr4" draw:text-style-name="P4" draw:layer="layout" svg:width="2.712cm" svg:height="2.034cm" svg:x="5.288cm" svg:y="36.496cm">
            <draw:text-box>
              <text:p text:style-name="P3"><text:span text:style-name="T1">Менеджер</text:span></text:p>
            </draw:text-box>
          </draw:frame>
        </draw:g>
        <draw:g draw:style-name="gr1" xml:id="id5" draw:id="id5">
          <draw:g>
            <draw:polygon draw:style-name="gr2" draw:text-style-name="P1" draw:layer="layout" svg:width="2.712cm" svg:height="2.034cm" svg:x="20.25cm" svg:y="25.196cm" svg:viewBox="0 0 2713 2035" draw:points="0,2035 2713,2035 2713,0 0,0">
              <text:p/>
            </draw:polygon>
            <draw:polygon draw:style-name="gr3" draw:text-style-name="P2" draw:layer="layout" svg:width="2.712cm" svg:height="2.034cm" svg:x="20.25cm" svg:y="25.196cm" svg:viewBox="0 0 2713 2035" draw:points="0,2035 2713,2035 2713,0 0,0">
              <text:p/>
            </draw:polygon>
          </draw:g>
          <draw:frame draw:style-name="gr4" draw:text-style-name="P4" draw:layer="layout" svg:width="2.712cm" svg:height="2.034cm" svg:x="20.25cm" svg:y="25.196cm">
            <draw:text-box>
              <text:p text:style-name="P3"><text:span text:style-name="T1">Мастер</text:span></text:p>
            </draw:text-box>
          </draw:frame>
        </draw:g>
        <draw:g draw:style-name="gr1" xml:id="id6" draw:id="id6">
          <draw:g>
            <draw:polygon draw:style-name="gr2" draw:text-style-name="P1" draw:layer="layout" svg:width="2.712cm" svg:height="2.034cm" svg:x="20.288cm" svg:y="36.496cm" svg:viewBox="0 0 2713 2035" draw:points="0,2035 2713,2035 2713,0 0,0">
              <text:p/>
            </draw:polygon>
            <draw:polygon draw:style-name="gr3" draw:text-style-name="P2" draw:layer="layout" svg:width="2.712cm" svg:height="2.034cm" svg:x="20.288cm" svg:y="36.496cm" svg:viewBox="0 0 2713 2035" draw:points="0,2035 2713,2035 2713,0 0,0">
              <text:p/>
            </draw:polygon>
          </draw:g>
          <draw:frame draw:style-name="gr4" draw:text-style-name="P4" draw:layer="layout" svg:width="2.712cm" svg:height="2.034cm" svg:x="20.288cm" svg:y="36.496cm">
            <draw:text-box>
              <text:p text:style-name="P3"><text:span text:style-name="T1">Помощник</text:span></text:p>
            </draw:text-box>
          </draw:frame>
        </draw:g>
        <draw:g draw:style-name="gr1" xml:id="id2" draw:id="id2">
          <draw:g>
            <draw:polygon draw:style-name="gr2" draw:text-style-name="P1" draw:layer="layout" svg:width="2.712cm" svg:height="2.034cm" svg:x="12.625cm" svg:y="25.196cm" svg:viewBox="0 0 2713 2035" draw:points="0,2035 2713,2035 2713,0 0,0">
              <text:p/>
            </draw:polygon>
            <draw:polygon draw:style-name="gr3" draw:text-style-name="P2" draw:layer="layout" svg:width="2.712cm" svg:height="2.034cm" svg:x="12.625cm" svg:y="25.196cm" svg:viewBox="0 0 2713 2035" draw:points="0,2035 2713,2035 2713,0 0,0">
              <text:p/>
            </draw:polygon>
          </draw:g>
          <draw:frame draw:style-name="gr4" draw:text-style-name="P4" draw:layer="layout" svg:width="2.712cm" svg:height="2.034cm" svg:x="12.625cm" svg:y="25.196cm">
            <draw:text-box>
              <text:p text:style-name="P3"><text:span text:style-name="T1">Заказ</text:span></text:p>
            </draw:text-box>
          </draw:frame>
        </draw:g>
        <draw:g draw:style-name="gr1" xml:id="id13" draw:id="id13">
          <draw:g>
            <draw:polygon draw:style-name="gr2" draw:text-style-name="P1" draw:layer="layout" svg:width="2.266cm" svg:height="1.7cm" svg:x="12.848cm" svg:y="15.117cm" svg:viewBox="0 0 2267 1701" draw:points="1133,1701 2267,850 1133,0 0,850">
              <text:p/>
            </draw:polygon>
            <draw:polygon draw:style-name="gr3" draw:text-style-name="P2" draw:layer="layout" svg:width="2.266cm" svg:height="1.7cm" svg:x="12.848cm" svg:y="15.117cm" svg:viewBox="0 0 2267 1701" draw:points="1133,1701 2267,850 1133,0 0,850">
              <text:p/>
            </draw:polygon>
          </draw:g>
          <draw:frame draw:style-name="gr5" draw:text-style-name="P4" draw:layer="layout" svg:width="2.266cm" svg:height="1.7cm" svg:x="12.848cm" svg:y="15.117cm">
            <draw:text-box>
              <text:p text:style-name="P3"><text:span text:style-name="T1">Имеет</text:span></text:p>
            </draw:text-box>
          </draw:frame>
        </draw:g>
        <draw:g draw:style-name="gr1" xml:id="id3" draw:id="id3">
          <draw:g>
            <draw:polygon draw:style-name="gr2" draw:text-style-name="P1" draw:layer="layout" svg:width="2.266cm" svg:height="1.7cm" svg:x="9cm" svg:y="25.363cm" svg:viewBox="0 0 2267 1701" draw:points="1133,1701 2267,850 1133,0 0,850">
              <text:p/>
            </draw:polygon>
            <draw:polygon draw:style-name="gr3" draw:text-style-name="P2" draw:layer="layout" svg:width="2.266cm" svg:height="1.7cm" svg:x="9cm" svg:y="25.363cm" svg:viewBox="0 0 2267 1701" draw:points="1133,1701 2267,850 1133,0 0,850">
              <text:p/>
            </draw:polygon>
          </draw:g>
          <draw:frame draw:style-name="gr5" draw:text-style-name="P4" draw:layer="layout" svg:width="2.266cm" svg:height="1.7cm" svg:x="9cm" svg:y="25.363cm">
            <draw:text-box>
              <text:p text:style-name="P3"><text:span text:style-name="T1">Принимает</text:span></text:p>
            </draw:text-box>
          </draw:frame>
        </draw:g>
        <draw:g draw:style-name="gr1" xml:id="id1" draw:id="id1">
          <draw:g>
            <draw:polygon draw:style-name="gr2" draw:text-style-name="P1" draw:layer="layout" svg:width="2.266cm" svg:height="1.7cm" svg:x="16.696cm" svg:y="25.363cm" svg:viewBox="0 0 2267 1701" draw:points="1133,1701 2267,850 1133,0 0,850">
              <text:p/>
            </draw:polygon>
            <draw:polygon draw:style-name="gr3" draw:text-style-name="P2" draw:layer="layout" svg:width="2.266cm" svg:height="1.7cm" svg:x="16.696cm" svg:y="25.363cm" svg:viewBox="0 0 2267 1701" draw:points="1133,1701 2267,850 1133,0 0,850">
              <text:p/>
            </draw:polygon>
          </draw:g>
          <draw:frame draw:style-name="gr5" draw:text-style-name="P4" draw:layer="layout" svg:width="2.266cm" svg:height="1.7cm" svg:x="16.696cm" svg:y="25.363cm">
            <draw:text-box>
              <text:p text:style-name="P3"><text:span text:style-name="T1">Ремонтирует</text:span></text:p>
            </draw:text-box>
          </draw:frame>
        </draw:g>
        <draw:g draw:style-name="gr1" xml:id="id10" draw:id="id10">
          <draw:g>
            <draw:polygon draw:style-name="gr2" draw:text-style-name="P1" draw:layer="layout" svg:width="2.266cm" svg:height="1.7cm" svg:x="2.8cm" svg:y="30.331cm" svg:viewBox="0 0 2267 1701" draw:points="1133,1701 2267,850 1133,0 0,850">
              <text:p/>
            </draw:polygon>
            <draw:polygon draw:style-name="gr3" draw:text-style-name="P2" draw:layer="layout" svg:width="2.266cm" svg:height="1.7cm" svg:x="2.8cm" svg:y="30.331cm" svg:viewBox="0 0 2267 1701" draw:points="1133,1701 2267,850 1133,0 0,850">
              <text:p/>
            </draw:polygon>
          </draw:g>
          <draw:frame draw:style-name="gr5" draw:text-style-name="P4" draw:layer="layout" svg:width="2.266cm" svg:height="1.7cm" svg:x="2.8cm" svg:y="30.331cm">
            <draw:text-box>
              <text:p text:style-name="P3"><text:span text:style-name="T1">Оповещает</text:span></text:p>
            </draw:text-box>
          </draw:frame>
        </draw:g>
        <draw:g draw:style-name="gr1" xml:id="id9" draw:id="id9">
          <draw:g>
            <draw:polygon draw:style-name="gr2" draw:text-style-name="P1" draw:layer="layout" svg:width="2.5cm" svg:height="1.7cm" svg:x="9cm" svg:y="36.663cm" svg:viewBox="0 0 2501 1701" draw:points="1250,1701 2501,850 1250,0 0,850">
              <text:p/>
            </draw:polygon>
            <draw:polygon draw:style-name="gr3" draw:text-style-name="P2" draw:layer="layout" svg:width="2.5cm" svg:height="1.7cm" svg:x="9cm" svg:y="36.663cm" svg:viewBox="0 0 2501 1701" draw:points="1250,1701 2501,850 1250,0 0,850">
              <text:p/>
            </draw:polygon>
          </draw:g>
          <draw:frame draw:style-name="gr5" draw:text-style-name="P4" draw:layer="layout" svg:width="2.5cm" svg:height="1.7cm" svg:x="9cm" svg:y="36.663cm">
            <draw:text-box>
              <text:p text:style-name="P3"><text:span text:style-name="T1">Заносит информацию</text:span></text:p>
            </draw:text-box>
          </draw:frame>
        </draw:g>
        <draw:g draw:style-name="gr1" xml:id="id7" draw:id="id7">
          <draw:g>
            <draw:polygon draw:style-name="gr2" draw:text-style-name="P1" draw:layer="layout" svg:width="2.712cm" svg:height="1.7cm" svg:x="16.576cm" svg:y="36.663cm" svg:viewBox="0 0 2713 1701" draw:points="1356,1701 2713,850 1356,0 0,850">
              <text:p/>
            </draw:polygon>
            <draw:polygon draw:style-name="gr3" draw:text-style-name="P2" draw:layer="layout" svg:width="2.712cm" svg:height="1.7cm" svg:x="16.576cm" svg:y="36.663cm" svg:viewBox="0 0 2713 1701" draw:points="1356,1701 2713,850 1356,0 0,850">
              <text:p/>
            </draw:polygon>
          </draw:g>
          <draw:frame draw:style-name="gr5" draw:text-style-name="P4" draw:layer="layout" svg:width="2.712cm" svg:height="1.7cm" svg:x="16.576cm" svg:y="36.663cm">
            <draw:text-box>
              <text:p text:style-name="P3"><text:span text:style-name="T1">Берет информацию</text:span></text:p>
            </draw:text-box>
          </draw:frame>
        </draw:g>
        <draw:g draw:style-name="gr1" xml:id="id4" draw:id="id4">
          <draw:g>
            <draw:polygon draw:style-name="gr2" draw:text-style-name="P1" draw:layer="layout" svg:width="2.266cm" svg:height="1.7cm" svg:x="23.467cm" svg:y="30.33cm" svg:viewBox="0 0 2267 1701" draw:points="1133,1701 2267,850 1133,0 0,850">
              <text:p/>
            </draw:polygon>
            <draw:polygon draw:style-name="gr3" draw:text-style-name="P2" draw:layer="layout" svg:width="2.266cm" svg:height="1.7cm" svg:x="23.467cm" svg:y="30.33cm" svg:viewBox="0 0 2267 1701" draw:points="1133,1701 2267,850 1133,0 0,850">
              <text:p/>
            </draw:polygon>
          </draw:g>
          <draw:frame draw:style-name="gr5" draw:text-style-name="P4" draw:layer="layout" svg:width="2.266cm" svg:height="1.7cm" svg:x="23.467cm" svg:y="30.33cm">
            <draw:text-box>
              <text:p text:style-name="P3"><text:span text:style-name="T1">Помогает</text:span></text:p>
            </draw:text-box>
          </draw:frame>
        </draw:g>
        <draw:line draw:style-name="gr6" draw:text-style-name="P2" draw:layer="layout" svg:x1="8.999cm" svg:y1="26.213cm" svg:x2="7.975cm" svg:y2="26.213cm">
          <text:p/>
        </draw:line>
        <draw:line draw:style-name="gr6" draw:text-style-name="P2" draw:layer="layout" svg:x1="16.697cm" svg:y1="15.947cm" svg:x2="15.114cm" svg:y2="15.967cm">
          <text:p/>
        </draw:line>
        <draw:line draw:style-name="gr6" draw:text-style-name="P2" draw:layer="layout" svg:x1="20.25cm" svg:y1="26.213cm" svg:x2="18.962cm" svg:y2="26.213cm">
          <text:p/>
        </draw:line>
        <draw:line draw:style-name="gr6" draw:text-style-name="P2" draw:layer="layout" svg:x1="20.288cm" svg:y1="37.513cm" svg:x2="19.288cm" svg:y2="37.513cm">
          <text:p/>
        </draw:line>
        <draw:line draw:style-name="gr6" draw:text-style-name="P2" draw:layer="layout" svg:x1="8cm" svg:y1="37.513cm" svg:x2="9cm" svg:y2="37.513cm">
          <text:p/>
        </draw:line>
        <draw:g draw:style-name="gr1">
          <draw:g>
            <draw:path draw:style-name="gr2" draw:text-style-name="P1" draw:layer="layout" svg:width="2.266cm" svg:height="1.511cm" svg:x="17cm" svg:y="17.019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  <draw:path draw:style-name="gr3" draw:text-style-name="P2" draw:layer="layout" svg:width="2.266cm" svg:height="1.511cm" svg:x="17cm" svg:y="17.019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</draw:g>
          <draw:frame draw:style-name="gr7" draw:text-style-name="P4" draw:layer="layout" svg:width="1.983cm" svg:height="1.322cm" svg:x="17.142cm" svg:y="17.114cm">
            <draw:text-box>
              <text:p text:style-name="P3"><text:span text:style-name="T1">Фамилия</text:span></text:p>
            </draw:text-box>
          </draw:frame>
        </draw:g>
        <draw:g draw:style-name="gr1">
          <draw:g>
            <draw:path draw:style-name="gr2" draw:text-style-name="P1" draw:layer="layout" svg:width="2.266cm" svg:height="1.511cm" svg:x="17.047cm" svg:y="18.585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  <draw:path draw:style-name="gr3" draw:text-style-name="P2" draw:layer="layout" svg:width="2.266cm" svg:height="1.511cm" svg:x="17.047cm" svg:y="18.585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</draw:g>
          <draw:frame draw:style-name="gr7" draw:text-style-name="P4" draw:layer="layout" svg:width="1.983cm" svg:height="1.322cm" svg:x="17.189cm" svg:y="18.68cm">
            <draw:text-box>
              <text:p text:style-name="P3"><text:span text:style-name="T1">Имя</text:span></text:p>
            </draw:text-box>
          </draw:frame>
        </draw:g>
        <draw:g draw:style-name="gr1">
          <draw:g>
            <draw:path draw:style-name="gr2" draw:text-style-name="P1" draw:layer="layout" svg:width="2.266cm" svg:height="1.511cm" svg:x="17.047cm" svg:y="20.151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  <draw:path draw:style-name="gr3" draw:text-style-name="P2" draw:layer="layout" svg:width="2.266cm" svg:height="1.511cm" svg:x="17.047cm" svg:y="20.151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</draw:g>
          <draw:frame draw:style-name="gr7" draw:text-style-name="P4" draw:layer="layout" svg:width="1.983cm" svg:height="1.322cm" svg:x="17.189cm" svg:y="20.246cm">
            <draw:text-box>
              <text:p text:style-name="P3"><text:span text:style-name="T1">Отчество</text:span></text:p>
            </draw:text-box>
          </draw:frame>
        </draw:g>
        <draw:g draw:style-name="gr1">
          <draw:g>
            <draw:path draw:style-name="gr2" draw:text-style-name="P1" draw:layer="layout" svg:width="2.266cm" svg:height="1.511cm" svg:x="17.047cm" svg:y="21.718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  <draw:path draw:style-name="gr3" draw:text-style-name="P2" draw:layer="layout" svg:width="2.266cm" svg:height="1.511cm" svg:x="17.047cm" svg:y="21.718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</draw:g>
          <draw:frame draw:style-name="gr7" draw:text-style-name="P4" draw:layer="layout" svg:width="1.983cm" svg:height="1.322cm" svg:x="17.189cm" svg:y="21.812cm">
            <draw:text-box>
              <text:p text:style-name="P3"><text:span text:style-name="T1">Номер заказа</text:span></text:p>
            </draw:text-box>
          </draw:frame>
        </draw:g>
        <draw:g draw:style-name="gr1">
          <draw:g>
            <draw:path draw:style-name="gr2" draw:text-style-name="P1" draw:layer="layout" svg:width="2.266cm" svg:height="1.511cm" svg:x="17.047cm" svg:y="23.283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  <draw:path draw:style-name="gr3" draw:text-style-name="P2" draw:layer="layout" svg:width="2.266cm" svg:height="1.511cm" svg:x="17.047cm" svg:y="23.283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</draw:g>
          <draw:frame draw:style-name="gr7" draw:text-style-name="P4" draw:layer="layout" svg:width="1.983cm" svg:height="1.546cm" svg:x="17.189cm" svg:y="23.266cm">
            <draw:text-box>
              <text:p text:style-name="P3"><text:span text:style-name="T1">Адрес проживания</text:span></text:p>
            </draw:text-box>
          </draw:frame>
        </draw:g>
        <draw:line draw:style-name="gr6" draw:text-style-name="P2" draw:layer="layout" svg:x1="17cm" svg:y1="16.964cm" svg:x2="17.048cm" svg:y2="24.04cm">
          <text:p/>
        </draw:line>
        <draw:g draw:style-name="gr1">
          <draw:g>
            <draw:path draw:style-name="gr2" draw:text-style-name="P1" draw:layer="layout" svg:width="2.266cm" svg:height="1.511cm" svg:x="20.367cm" svg:y="27.487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  <draw:path draw:style-name="gr3" draw:text-style-name="P2" draw:layer="layout" svg:width="2.266cm" svg:height="1.511cm" svg:x="20.367cm" svg:y="27.487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</draw:g>
          <draw:frame draw:style-name="gr7" draw:text-style-name="P4" draw:layer="layout" svg:width="1.983cm" svg:height="1.322cm" svg:x="20.509cm" svg:y="27.582cm">
            <draw:text-box>
              <text:p text:style-name="P3"><text:span text:style-name="T1">Фамилия</text:span></text:p>
            </draw:text-box>
          </draw:frame>
        </draw:g>
        <draw:g draw:style-name="gr1">
          <draw:g>
            <draw:path draw:style-name="gr2" draw:text-style-name="P1" draw:layer="layout" svg:width="2.266cm" svg:height="1.511cm" svg:x="20.334cm" svg:y="29.053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  <draw:path draw:style-name="gr3" draw:text-style-name="P2" draw:layer="layout" svg:width="2.266cm" svg:height="1.511cm" svg:x="20.334cm" svg:y="29.053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</draw:g>
          <draw:frame draw:style-name="gr7" draw:text-style-name="P4" draw:layer="layout" svg:width="1.983cm" svg:height="1.322cm" svg:x="20.476cm" svg:y="29.148cm">
            <draw:text-box>
              <text:p text:style-name="P3"><text:span text:style-name="T1">Имя</text:span></text:p>
            </draw:text-box>
          </draw:frame>
        </draw:g>
        <draw:g draw:style-name="gr1">
          <draw:g>
            <draw:path draw:style-name="gr2" draw:text-style-name="P1" draw:layer="layout" svg:width="2.266cm" svg:height="1.511cm" svg:x="20.328cm" svg:y="30.619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  <draw:path draw:style-name="gr3" draw:text-style-name="P2" draw:layer="layout" svg:width="2.266cm" svg:height="1.511cm" svg:x="20.328cm" svg:y="30.619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</draw:g>
          <draw:frame draw:style-name="gr7" draw:text-style-name="P4" draw:layer="layout" svg:width="1.983cm" svg:height="1.322cm" svg:x="20.47cm" svg:y="30.714cm">
            <draw:text-box>
              <text:p text:style-name="P3"><text:span text:style-name="T1">Отчество</text:span></text:p>
            </draw:text-box>
          </draw:frame>
        </draw:g>
        <draw:g draw:style-name="gr1">
          <draw:g>
            <draw:path draw:style-name="gr2" draw:text-style-name="P1" draw:layer="layout" svg:width="2.266cm" svg:height="1.511cm" svg:x="20.328cm" svg:y="32.185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  <draw:path draw:style-name="gr3" draw:text-style-name="P2" draw:layer="layout" svg:width="2.266cm" svg:height="1.511cm" svg:x="20.328cm" svg:y="32.185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</draw:g>
          <draw:frame draw:style-name="gr7" draw:text-style-name="P4" draw:layer="layout" svg:width="1.983cm" svg:height="1.322cm" svg:x="20.47cm" svg:y="32.28cm">
            <draw:text-box>
              <text:p text:style-name="P3"><text:span text:style-name="T1">Квалификация</text:span></text:p>
            </draw:text-box>
          </draw:frame>
        </draw:g>
        <draw:g draw:style-name="gr1">
          <draw:g>
            <draw:path draw:style-name="gr2" draw:text-style-name="P1" draw:layer="layout" svg:width="2.266cm" svg:height="1.511cm" svg:x="20.328cm" svg:y="33.752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  <draw:path draw:style-name="gr3" draw:text-style-name="P2" draw:layer="layout" svg:width="2.266cm" svg:height="1.511cm" svg:x="20.328cm" svg:y="33.752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</draw:g>
          <draw:frame draw:style-name="gr7" draw:text-style-name="P4" draw:layer="layout" svg:width="1.983cm" svg:height="1.322cm" svg:x="20.47cm" svg:y="33.846cm">
            <draw:text-box>
              <text:p text:style-name="P3"><text:span text:style-name="T1">Образование</text:span></text:p>
            </draw:text-box>
          </draw:frame>
        </draw:g>
        <draw:line draw:style-name="gr6" draw:text-style-name="P2" draw:layer="layout" svg:x1="20.401cm" svg:y1="27.23cm" svg:x2="20.328cm" svg:y2="34.508cm">
          <text:p/>
        </draw:line>
        <draw:g draw:style-name="gr1">
          <draw:g>
            <draw:path draw:style-name="gr2" draw:text-style-name="P1" draw:layer="layout" svg:width="2.266cm" svg:height="1.511cm" svg:x="20.391cm" svg:y="38.755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  <draw:path draw:style-name="gr3" draw:text-style-name="P2" draw:layer="layout" svg:width="2.266cm" svg:height="1.511cm" svg:x="20.391cm" svg:y="38.755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</draw:g>
          <draw:frame draw:style-name="gr7" draw:text-style-name="P4" draw:layer="layout" svg:width="1.983cm" svg:height="1.322cm" svg:x="20.533cm" svg:y="38.85cm">
            <draw:text-box>
              <text:p text:style-name="P3"><text:span text:style-name="T1">Фамилия</text:span></text:p>
            </draw:text-box>
          </draw:frame>
        </draw:g>
        <draw:g draw:style-name="gr1">
          <draw:g>
            <draw:path draw:style-name="gr2" draw:text-style-name="P1" draw:layer="layout" svg:width="2.266cm" svg:height="1.511cm" svg:x="20.358cm" svg:y="40.321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  <draw:path draw:style-name="gr3" draw:text-style-name="P2" draw:layer="layout" svg:width="2.266cm" svg:height="1.511cm" svg:x="20.358cm" svg:y="40.321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</draw:g>
          <draw:frame draw:style-name="gr7" draw:text-style-name="P4" draw:layer="layout" svg:width="1.983cm" svg:height="1.322cm" svg:x="20.5cm" svg:y="40.416cm">
            <draw:text-box>
              <text:p text:style-name="P3"><text:span text:style-name="T1">Имя</text:span></text:p>
            </draw:text-box>
          </draw:frame>
        </draw:g>
        <draw:g draw:style-name="gr1">
          <draw:g>
            <draw:path draw:style-name="gr2" draw:text-style-name="P1" draw:layer="layout" svg:width="2.266cm" svg:height="1.511cm" svg:x="20.352cm" svg:y="41.887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  <draw:path draw:style-name="gr3" draw:text-style-name="P2" draw:layer="layout" svg:width="2.266cm" svg:height="1.511cm" svg:x="20.352cm" svg:y="41.887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</draw:g>
          <draw:frame draw:style-name="gr7" draw:text-style-name="P4" draw:layer="layout" svg:width="1.983cm" svg:height="1.322cm" svg:x="20.493cm" svg:y="41.982cm">
            <draw:text-box>
              <text:p text:style-name="P3"><text:span text:style-name="T1">Отчество</text:span></text:p>
            </draw:text-box>
          </draw:frame>
        </draw:g>
        <draw:g draw:style-name="gr1">
          <draw:g>
            <draw:path draw:style-name="gr2" draw:text-style-name="P1" draw:layer="layout" svg:width="2.266cm" svg:height="1.511cm" svg:x="20.352cm" svg:y="43.453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  <draw:path draw:style-name="gr3" draw:text-style-name="P2" draw:layer="layout" svg:width="2.266cm" svg:height="1.511cm" svg:x="20.352cm" svg:y="43.453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</draw:g>
          <draw:frame draw:style-name="gr7" draw:text-style-name="P4" draw:layer="layout" svg:width="1.983cm" svg:height="1.322cm" svg:x="20.493cm" svg:y="43.548cm">
            <draw:text-box>
              <text:p text:style-name="P3"><text:span text:style-name="T1">Квалификация</text:span></text:p>
            </draw:text-box>
          </draw:frame>
        </draw:g>
        <draw:g draw:style-name="gr1">
          <draw:g>
            <draw:path draw:style-name="gr2" draw:text-style-name="P1" draw:layer="layout" svg:width="2.266cm" svg:height="1.511cm" svg:x="20.352cm" svg:y="45.019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  <draw:path draw:style-name="gr3" draw:text-style-name="P2" draw:layer="layout" svg:width="2.266cm" svg:height="1.511cm" svg:x="20.352cm" svg:y="45.019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</draw:g>
          <draw:frame draw:style-name="gr7" draw:text-style-name="P4" draw:layer="layout" svg:width="1.983cm" svg:height="1.322cm" svg:x="20.493cm" svg:y="45.114cm">
            <draw:text-box>
              <text:p text:style-name="P3"><text:span text:style-name="T1">Образование</text:span></text:p>
            </draw:text-box>
          </draw:frame>
        </draw:g>
        <draw:line draw:style-name="gr6" draw:text-style-name="P2" draw:layer="layout" svg:x1="20.425cm" svg:y1="38.498cm" svg:x2="20.352cm" svg:y2="45.776cm">
          <text:p/>
        </draw:line>
        <draw:g draw:style-name="gr1">
          <draw:g>
            <draw:path draw:style-name="gr2" draw:text-style-name="P1" draw:layer="layout" svg:width="2.266cm" svg:height="1.511cm" svg:x="5.339cm" svg:y="38.755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  <draw:path draw:style-name="gr3" draw:text-style-name="P2" draw:layer="layout" svg:width="2.266cm" svg:height="1.511cm" svg:x="5.339cm" svg:y="38.755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</draw:g>
          <draw:frame draw:style-name="gr7" draw:text-style-name="P4" draw:layer="layout" svg:width="1.983cm" svg:height="1.322cm" svg:x="5.481cm" svg:y="38.85cm">
            <draw:text-box>
              <text:p text:style-name="P3"><text:span text:style-name="T1">Фамилия</text:span></text:p>
            </draw:text-box>
          </draw:frame>
        </draw:g>
        <draw:g draw:style-name="gr1">
          <draw:g>
            <draw:path draw:style-name="gr2" draw:text-style-name="P1" draw:layer="layout" svg:width="2.266cm" svg:height="1.511cm" svg:x="5.306cm" svg:y="40.321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  <draw:path draw:style-name="gr3" draw:text-style-name="P2" draw:layer="layout" svg:width="2.266cm" svg:height="1.511cm" svg:x="5.306cm" svg:y="40.321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</draw:g>
          <draw:frame draw:style-name="gr7" draw:text-style-name="P4" draw:layer="layout" svg:width="1.983cm" svg:height="1.322cm" svg:x="5.448cm" svg:y="40.416cm">
            <draw:text-box>
              <text:p text:style-name="P3"><text:span text:style-name="T1">Имя</text:span></text:p>
            </draw:text-box>
          </draw:frame>
        </draw:g>
        <draw:g draw:style-name="gr1">
          <draw:g>
            <draw:path draw:style-name="gr2" draw:text-style-name="P1" draw:layer="layout" svg:width="2.266cm" svg:height="1.511cm" svg:x="5.3cm" svg:y="41.887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  <draw:path draw:style-name="gr3" draw:text-style-name="P2" draw:layer="layout" svg:width="2.266cm" svg:height="1.511cm" svg:x="5.3cm" svg:y="41.887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</draw:g>
          <draw:frame draw:style-name="gr7" draw:text-style-name="P4" draw:layer="layout" svg:width="1.983cm" svg:height="1.322cm" svg:x="5.442cm" svg:y="41.982cm">
            <draw:text-box>
              <text:p text:style-name="P3"><text:span text:style-name="T1">Отчество</text:span></text:p>
            </draw:text-box>
          </draw:frame>
        </draw:g>
        <draw:g draw:style-name="gr1">
          <draw:g>
            <draw:path draw:style-name="gr2" draw:text-style-name="P1" draw:layer="layout" svg:width="2.266cm" svg:height="1.511cm" svg:x="5.3cm" svg:y="43.453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  <draw:path draw:style-name="gr3" draw:text-style-name="P2" draw:layer="layout" svg:width="2.266cm" svg:height="1.511cm" svg:x="5.3cm" svg:y="43.453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</draw:g>
          <draw:frame draw:style-name="gr7" draw:text-style-name="P4" draw:layer="layout" svg:width="1.983cm" svg:height="1.322cm" svg:x="5.442cm" svg:y="43.548cm">
            <draw:text-box>
              <text:p text:style-name="P3"><text:span text:style-name="T1">Квалификация</text:span></text:p>
            </draw:text-box>
          </draw:frame>
        </draw:g>
        <draw:g draw:style-name="gr1">
          <draw:g>
            <draw:path draw:style-name="gr2" draw:text-style-name="P1" draw:layer="layout" svg:width="2.266cm" svg:height="1.511cm" svg:x="5.3cm" svg:y="45.019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  <draw:path draw:style-name="gr3" draw:text-style-name="P2" draw:layer="layout" svg:width="2.266cm" svg:height="1.511cm" svg:x="5.3cm" svg:y="45.019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</draw:g>
          <draw:frame draw:style-name="gr7" draw:text-style-name="P4" draw:layer="layout" svg:width="1.983cm" svg:height="1.322cm" svg:x="5.442cm" svg:y="45.114cm">
            <draw:text-box>
              <text:p text:style-name="P3"><text:span text:style-name="T1">Образование</text:span></text:p>
            </draw:text-box>
          </draw:frame>
        </draw:g>
        <draw:line draw:style-name="gr6" draw:text-style-name="P2" draw:layer="layout" svg:x1="5.373cm" svg:y1="38.498cm" svg:x2="5.3cm" svg:y2="45.776cm">
          <text:p/>
        </draw:line>
        <draw:g draw:style-name="gr1">
          <draw:g>
            <draw:path draw:style-name="gr2" draw:text-style-name="P1" draw:layer="layout" svg:width="2.266cm" svg:height="1.511cm" svg:x="5.591cm" svg:y="27.455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  <draw:path draw:style-name="gr3" draw:text-style-name="P2" draw:layer="layout" svg:width="2.266cm" svg:height="1.511cm" svg:x="5.591cm" svg:y="27.455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</draw:g>
          <draw:frame draw:style-name="gr7" draw:text-style-name="P4" draw:layer="layout" svg:width="1.983cm" svg:height="1.322cm" svg:x="5.733cm" svg:y="27.55cm">
            <draw:text-box>
              <text:p text:style-name="P3"><text:span text:style-name="T1">Фамилия</text:span></text:p>
            </draw:text-box>
          </draw:frame>
        </draw:g>
        <draw:g draw:style-name="gr1">
          <draw:g>
            <draw:path draw:style-name="gr2" draw:text-style-name="P1" draw:layer="layout" svg:width="2.266cm" svg:height="1.511cm" svg:x="5.558cm" svg:y="29.021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  <draw:path draw:style-name="gr3" draw:text-style-name="P2" draw:layer="layout" svg:width="2.266cm" svg:height="1.511cm" svg:x="5.558cm" svg:y="29.021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</draw:g>
          <draw:frame draw:style-name="gr7" draw:text-style-name="P4" draw:layer="layout" svg:width="1.983cm" svg:height="1.322cm" svg:x="5.7cm" svg:y="29.116cm">
            <draw:text-box>
              <text:p text:style-name="P3"><text:span text:style-name="T1">Имя</text:span></text:p>
            </draw:text-box>
          </draw:frame>
        </draw:g>
        <draw:g draw:style-name="gr1">
          <draw:g>
            <draw:path draw:style-name="gr2" draw:text-style-name="P1" draw:layer="layout" svg:width="2.266cm" svg:height="1.511cm" svg:x="5.552cm" svg:y="30.587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  <draw:path draw:style-name="gr3" draw:text-style-name="P2" draw:layer="layout" svg:width="2.266cm" svg:height="1.511cm" svg:x="5.552cm" svg:y="30.587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</draw:g>
          <draw:frame draw:style-name="gr7" draw:text-style-name="P4" draw:layer="layout" svg:width="1.983cm" svg:height="1.322cm" svg:x="5.694cm" svg:y="30.682cm">
            <draw:text-box>
              <text:p text:style-name="P3"><text:span text:style-name="T1">Отчество</text:span></text:p>
            </draw:text-box>
          </draw:frame>
        </draw:g>
        <draw:g draw:style-name="gr1">
          <draw:g>
            <draw:path draw:style-name="gr2" draw:text-style-name="P1" draw:layer="layout" svg:width="2.266cm" svg:height="1.511cm" svg:x="5.552cm" svg:y="32.153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  <draw:path draw:style-name="gr3" draw:text-style-name="P2" draw:layer="layout" svg:width="2.266cm" svg:height="1.511cm" svg:x="5.552cm" svg:y="32.153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</draw:g>
          <draw:frame draw:style-name="gr7" draw:text-style-name="P4" draw:layer="layout" svg:width="1.983cm" svg:height="1.322cm" svg:x="5.694cm" svg:y="32.248cm">
            <draw:text-box>
              <text:p text:style-name="P3"><text:span text:style-name="T1">Квалификация</text:span></text:p>
            </draw:text-box>
          </draw:frame>
        </draw:g>
        <draw:g draw:style-name="gr1">
          <draw:g>
            <draw:path draw:style-name="gr2" draw:text-style-name="P1" draw:layer="layout" svg:width="2.266cm" svg:height="1.511cm" svg:x="5.552cm" svg:y="33.719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  <draw:path draw:style-name="gr3" draw:text-style-name="P2" draw:layer="layout" svg:width="2.266cm" svg:height="1.511cm" svg:x="5.552cm" svg:y="33.719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</draw:g>
          <draw:frame draw:style-name="gr7" draw:text-style-name="P4" draw:layer="layout" svg:width="1.983cm" svg:height="1.322cm" svg:x="5.694cm" svg:y="33.814cm">
            <draw:text-box>
              <text:p text:style-name="P3"><text:span text:style-name="T1">Образование</text:span></text:p>
            </draw:text-box>
          </draw:frame>
        </draw:g>
        <draw:line draw:style-name="gr6" draw:text-style-name="P2" draw:layer="layout" svg:x1="5.625cm" svg:y1="27.198cm" svg:x2="5.552cm" svg:y2="34.476cm">
          <text:p/>
        </draw:line>
        <draw:g draw:style-name="gr1">
          <draw:g>
            <draw:path draw:style-name="gr2" draw:text-style-name="P1" draw:layer="layout" svg:width="2.266cm" svg:height="1.511cm" svg:x="13.091cm" svg:y="38.755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  <draw:path draw:style-name="gr3" draw:text-style-name="P2" draw:layer="layout" svg:width="2.266cm" svg:height="1.511cm" svg:x="13.091cm" svg:y="38.755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</draw:g>
          <draw:frame draw:style-name="gr7" draw:text-style-name="P4" draw:layer="layout" svg:width="1.983cm" svg:height="1.322cm" svg:x="13.232cm" svg:y="38.85cm">
            <draw:text-box>
              <text:p text:style-name="P3"><text:span text:style-name="T1">Стоимость</text:span></text:p>
            </draw:text-box>
          </draw:frame>
        </draw:g>
        <draw:g draw:style-name="gr1">
          <draw:g>
            <draw:path draw:style-name="gr2" draw:text-style-name="P1" draw:layer="layout" svg:width="2.266cm" svg:height="1.511cm" svg:x="13.058cm" svg:y="40.321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  <draw:path draw:style-name="gr3" draw:text-style-name="P2" draw:layer="layout" svg:width="2.266cm" svg:height="1.511cm" svg:x="13.058cm" svg:y="40.321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</draw:g>
          <draw:frame draw:style-name="gr7" draw:text-style-name="P4" draw:layer="layout" svg:width="1.983cm" svg:height="1.322cm" svg:x="13.2cm" svg:y="40.416cm">
            <draw:text-box>
              <text:p text:style-name="P3"><text:span text:style-name="T1">Дата</text:span></text:p>
            </draw:text-box>
          </draw:frame>
        </draw:g>
        <draw:g draw:style-name="gr1">
          <draw:g>
            <draw:path draw:style-name="gr2" draw:text-style-name="P1" draw:layer="layout" svg:width="2.266cm" svg:height="1.511cm" svg:x="13.052cm" svg:y="41.887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  <draw:path draw:style-name="gr3" draw:text-style-name="P2" draw:layer="layout" svg:width="2.266cm" svg:height="1.511cm" svg:x="13.052cm" svg:y="41.887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</draw:g>
          <draw:frame draw:style-name="gr7" draw:text-style-name="P4" draw:layer="layout" svg:width="1.983cm" svg:height="1.322cm" svg:x="13.194cm" svg:y="41.982cm">
            <draw:text-box>
              <text:p text:style-name="P3"><text:span text:style-name="T1">Категория</text:span></text:p>
            </draw:text-box>
          </draw:frame>
        </draw:g>
        <draw:g draw:style-name="gr1">
          <draw:g>
            <draw:path draw:style-name="gr2" draw:text-style-name="P1" draw:layer="layout" svg:width="2.266cm" svg:height="1.511cm" svg:x="13.052cm" svg:y="43.453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  <draw:path draw:style-name="gr3" draw:text-style-name="P2" draw:layer="layout" svg:width="2.266cm" svg:height="1.511cm" svg:x="13.052cm" svg:y="43.453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</draw:g>
          <draw:frame draw:style-name="gr7" draw:text-style-name="P4" draw:layer="layout" svg:width="1.983cm" svg:height="1.322cm" svg:x="13.194cm" svg:y="43.548cm">
            <draw:text-box>
              <text:p text:style-name="P3"><text:span text:style-name="T1">Код товара</text:span></text:p>
            </draw:text-box>
          </draw:frame>
        </draw:g>
        <draw:g draw:style-name="gr1">
          <draw:g>
            <draw:path draw:style-name="gr2" draw:text-style-name="P1" draw:layer="layout" svg:width="2.266cm" svg:height="1.511cm" svg:x="13.052cm" svg:y="45.019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  <draw:path draw:style-name="gr3" draw:text-style-name="P2" draw:layer="layout" svg:width="2.266cm" svg:height="1.511cm" svg:x="13.052cm" svg:y="45.019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</draw:g>
          <draw:frame draw:style-name="gr7" draw:text-style-name="P4" draw:layer="layout" svg:width="1.983cm" svg:height="1.322cm" svg:x="13.194cm" svg:y="45.114cm">
            <draw:text-box>
              <text:p text:style-name="P3"><text:span text:style-name="T1">Номер</text:span></text:p>
            </draw:text-box>
          </draw:frame>
        </draw:g>
        <draw:line draw:style-name="gr6" draw:text-style-name="P2" draw:layer="layout" svg:x1="13.125cm" svg:y1="38.498cm" svg:x2="13.052cm" svg:y2="45.776cm">
          <text:p/>
        </draw:line>
        <draw:g draw:style-name="gr1">
          <draw:g>
            <draw:path draw:style-name="gr2" draw:text-style-name="P1" draw:layer="layout" svg:width="2.266cm" svg:height="1.511cm" svg:x="12.886cm" svg:y="27.455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  <draw:path draw:style-name="gr3" draw:text-style-name="P2" draw:layer="layout" svg:width="2.266cm" svg:height="1.511cm" svg:x="12.886cm" svg:y="27.455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</draw:g>
          <draw:frame draw:style-name="gr7" draw:text-style-name="P4" draw:layer="layout" svg:width="1.983cm" svg:height="1.322cm" svg:x="13.028cm" svg:y="27.55cm">
            <draw:text-box>
              <text:p text:style-name="P3"><text:span text:style-name="T1">Номер</text:span></text:p>
            </draw:text-box>
          </draw:frame>
        </draw:g>
        <draw:g draw:style-name="gr1">
          <draw:g>
            <draw:path draw:style-name="gr2" draw:text-style-name="P1" draw:layer="layout" svg:width="2.266cm" svg:height="1.511cm" svg:x="12.853cm" svg:y="29.021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  <draw:path draw:style-name="gr3" draw:text-style-name="P2" draw:layer="layout" svg:width="2.266cm" svg:height="1.511cm" svg:x="12.853cm" svg:y="29.021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</draw:g>
          <draw:frame draw:style-name="gr7" draw:text-style-name="P4" draw:layer="layout" svg:width="1.983cm" svg:height="1.322cm" svg:x="12.995cm" svg:y="29.116cm">
            <draw:text-box>
              <text:p text:style-name="P3"><text:span text:style-name="T1">Проблема</text:span></text:p>
            </draw:text-box>
          </draw:frame>
        </draw:g>
        <draw:g draw:style-name="gr1">
          <draw:g>
            <draw:path draw:style-name="gr2" draw:text-style-name="P1" draw:layer="layout" svg:width="2.266cm" svg:height="1.511cm" svg:x="12.848cm" svg:y="30.587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  <draw:path draw:style-name="gr3" draw:text-style-name="P2" draw:layer="layout" svg:width="2.266cm" svg:height="1.511cm" svg:x="12.848cm" svg:y="30.587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</draw:g>
          <draw:frame draw:style-name="gr7" draw:text-style-name="P4" draw:layer="layout" svg:width="1.983cm" svg:height="1.322cm" svg:x="12.989cm" svg:y="30.682cm">
            <draw:text-box>
              <text:p text:style-name="P3"><text:span text:style-name="T1">Название</text:span></text:p>
            </draw:text-box>
          </draw:frame>
        </draw:g>
        <draw:g draw:style-name="gr1">
          <draw:g>
            <draw:path draw:style-name="gr2" draw:text-style-name="P1" draw:layer="layout" svg:width="2.266cm" svg:height="1.511cm" svg:x="12.848cm" svg:y="32.153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  <draw:path draw:style-name="gr3" draw:text-style-name="P2" draw:layer="layout" svg:width="2.266cm" svg:height="1.511cm" svg:x="12.848cm" svg:y="32.153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</draw:g>
          <draw:frame draw:style-name="gr7" draw:text-style-name="P4" draw:layer="layout" svg:width="1.983cm" svg:height="1.322cm" svg:x="12.989cm" svg:y="32.248cm">
            <draw:text-box>
              <text:p text:style-name="P3"><text:span text:style-name="T1">Категория</text:span></text:p>
            </draw:text-box>
          </draw:frame>
        </draw:g>
        <draw:g draw:style-name="gr1">
          <draw:g>
            <draw:path draw:style-name="gr2" draw:text-style-name="P1" draw:layer="layout" svg:width="2.266cm" svg:height="1.511cm" svg:x="12.848cm" svg:y="33.719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  <draw:path draw:style-name="gr3" draw:text-style-name="P2" draw:layer="layout" svg:width="2.266cm" svg:height="1.511cm" svg:x="12.848cm" svg:y="33.719cm" svg:viewBox="0 0 2267 1512" svg:d="M0 756c0-133 52-263 152-378 99-115 242-211 415-277 172-66 368-101 566-101 199 0 395 35 567 101 173 66 316 162 415 277 100 115 152 245 152 378 0 133-52 263-152 378-99 115-242 211-415 277-172 66-368 101-566 101-199 0-395-35-567-101-173-66-316-162-415-277-100-115-152-245-152-378z">
              <text:p/>
            </draw:path>
          </draw:g>
          <draw:frame draw:style-name="gr7" draw:text-style-name="P4" draw:layer="layout" svg:width="1.983cm" svg:height="1.322cm" svg:x="12.989cm" svg:y="33.814cm">
            <draw:text-box>
              <text:p text:style-name="P3"><text:span text:style-name="T1">Срок</text:span></text:p>
            </draw:text-box>
          </draw:frame>
        </draw:g>
        <draw:line draw:style-name="gr6" draw:text-style-name="P2" draw:layer="layout" svg:x1="12.921cm" svg:y1="27.198cm" svg:x2="12.848cm" svg:y2="34.476cm">
          <text:p/>
        </draw:line>
        <draw:connector draw:style-name="gr8" draw:text-style-name="P5" draw:layer="layout" svg:x1="16.696cm" svg:y1="26.213cm" svg:x2="15.338cm" svg:y2="26.213cm" draw:start-shape="id1" draw:start-glue-point="3" draw:end-shape="id2" draw:end-glue-point="1" svg:d="M16696 26213h-1358" svg:viewBox="0 0 1359 1">
          <text:p/>
        </draw:connector>
        <draw:connector draw:style-name="gr9" draw:text-style-name="P5" draw:layer="layout" svg:x1="11.267cm" svg:y1="26.213cm" svg:x2="12.625cm" svg:y2="26.213cm" draw:start-shape="id3" draw:start-glue-point="1" draw:end-shape="id2" draw:end-glue-point="3" svg:d="M11267 26213h1358" svg:viewBox="0 0 1359 1">
          <text:p/>
        </draw:connector>
        <draw:connector draw:style-name="gr10" draw:text-style-name="P5" draw:layer="layout" svg:x1="24.6cm" svg:y1="30.33cm" svg:x2="22.963cm" svg:y2="26.213cm" draw:start-shape="id4" draw:start-glue-point="0" draw:end-shape="id5" draw:end-glue-point="1" svg:d="M24600 30330v-4117h-1637" svg:viewBox="0 0 1638 4118">
          <text:p/>
        </draw:connector>
        <draw:connector draw:style-name="gr11" draw:text-style-name="P6" draw:layer="layout" svg:x1="23.001cm" svg:y1="37.513cm" svg:x2="24.6cm" svg:y2="32.031cm" draw:start-shape="id6" draw:start-glue-point="1" draw:end-shape="id4" draw:end-glue-point="2" svg:d="M23001 37513h1599v-5482" svg:viewBox="0 0 1600 5483">
          <text:p/>
        </draw:connector>
        <draw:connector draw:style-name="gr12" draw:text-style-name="P5" draw:layer="layout" svg:x1="16.576cm" svg:y1="37.513cm" svg:x2="15.501cm" svg:y2="37.513cm" draw:start-shape="id7" draw:start-glue-point="3" draw:end-shape="id8" draw:end-glue-point="1" svg:d="M16576 37513h-1075" svg:viewBox="0 0 1076 1">
          <text:p/>
        </draw:connector>
        <draw:connector draw:style-name="gr13" draw:text-style-name="P5" draw:layer="layout" svg:x1="11.501cm" svg:y1="37.513cm" svg:x2="12.788cm" svg:y2="37.513cm" draw:start-shape="id9" draw:start-glue-point="1" draw:end-shape="id8" draw:end-glue-point="3" svg:d="M11501 37513h1287" svg:viewBox="0 0 1288 1">
          <text:p/>
        </draw:connector>
        <draw:connector draw:style-name="gr14" draw:text-style-name="P5" draw:layer="layout" svg:x1="3.933cm" svg:y1="32.032cm" svg:x2="5.288cm" svg:y2="37.513cm" draw:start-shape="id10" draw:start-glue-point="2" draw:end-shape="id11" draw:end-glue-point="3" svg:d="M3933 32032v5481h1355" svg:viewBox="0 0 1356 5482">
          <text:p/>
        </draw:connector>
        <draw:connector draw:style-name="gr11" draw:text-style-name="P6" draw:layer="layout" svg:x1="5.263cm" svg:y1="26.213cm" svg:x2="3.933cm" svg:y2="30.331cm" draw:start-shape="id12" draw:start-glue-point="3" draw:end-shape="id10" draw:end-glue-point="0" svg:d="M5263 26213h-1330v4118" svg:viewBox="0 0 1331 4119">
          <text:p/>
        </draw:connector>
        <draw:connector draw:style-name="gr15" draw:text-style-name="P5" draw:layer="layout" svg:x1="13.981cm" svg:y1="16.818cm" svg:x2="13.981cm" svg:y2="25.196cm" draw:start-shape="id13" draw:start-glue-point="2" draw:end-shape="id2" draw:end-glue-point="0" svg:d="M13981 16818v8378" svg:viewBox="0 0 1 837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60.4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6-26T21:26:31.694000000</dc:date>
    <dc:language>ru-RU</dc:language>
    <meta:creation-date>2024-03-04T10:38:42Z</meta:creation-date>
    <meta:initial-creator>Пользователь</meta:initial-creator>
    <meta:generator>LibreOffice/7.5.1.2$Windows_X86_64 LibreOffice_project/fcbaee479e84c6cd81291587d2ee68cba099e129</meta:generator>
    <meta:editing-duration>PT5M52S</meta:editing-duration>
    <meta:editing-cycles>1</meta:editing-cycles>
    <meta:document-statistic meta:object-count="266"/>
    <meta:template xlink:type="simple" xlink:actuate="onRequest" xlink:title="BASICD_M.vstx" xlink:href=""/>
  </office:meta>
</office:document-meta>
</file>